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93991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32.0"/>
          <table:table-cell office:value-type="float" office:value="2993.0"/>
          <table:table-cell office:value-type="float" office:value="7816.0"/>
          <table:table-cell office:value-type="float" office:value="127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1.89366"/>
          <table:table-cell office:value-type="float" office:value="0.083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3.0"/>
          <table:table-cell office:value-type="float" office:value="208.0"/>
          <table:table-cell office:value-type="float" office:value="567.0"/>
          <table:table-cell office:value-type="float" office:value="2993.0"/>
          <table:table-cell office:value-type="float" office:value="7816.0"/>
          <table:table-cell office:value-type="float" office:value="125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3.76459"/>
          <table:table-cell office:value-type="float" office:value="1.683"/>
          <table:table-cell office:value-type="float" office:value="1.63"/>
          <table:table-cell office:value-type="float" office:value="71136.0"/>
          <table:table-cell office:value-type="float" office:value="0.0"/>
          <table:table-cell office:value-type="float" office:value="138.0"/>
          <table:table-cell office:value-type="float" office:value="6901.0"/>
          <table:table-cell office:value-type="float" office:value="79172.0"/>
          <table:table-cell office:value-type="float" office:value="3015.0"/>
          <table:table-cell office:value-type="float" office:value="789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4.0"/>
          <table:table-cell office:value-type="float" office:value="6523.0"/>
          <table:table-cell office:value-type="float" office:value="4223.0"/>
          <table:table-cell office:value-type="float" office:value="3947.0"/>
          <table:table-cell office:value-type="float" office:value="1621.0"/>
          <table:table-cell office:value-type="float" office:value="2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90602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2.0"/>
          <table:table-cell office:value-type="float" office:value="3577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0906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2.0"/>
          <table:table-cell office:value-type="float" office:value="3577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9229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02.0"/>
          <table:table-cell office:value-type="float" office:value="3617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95745"/>
          <table:table-cell office:value-type="float" office:value="0.16"/>
          <table:table-cell office:value-type="float" office:value="0.06"/>
          <table:table-cell office:value-type="float" office:value="888.0"/>
          <table:table-cell office:value-type="float" office:value="0.0"/>
          <table:table-cell office:value-type="float" office:value="28.0"/>
          <table:table-cell office:value-type="float" office:value="594.0"/>
          <table:table-cell office:value-type="float" office:value="1871.0"/>
          <table:table-cell office:value-type="float" office:value="2993.0"/>
          <table:table-cell office:value-type="float" office:value="7828.0"/>
          <table:table-cell office:value-type="float" office:value="125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2.38693"/>
          <table:table-cell office:value-type="float" office:value="0.665"/>
          <table:table-cell office:value-type="float" office:value="0.57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2697.0"/>
          <table:table-cell office:value-type="float" office:value="28117.0"/>
          <table:table-cell office:value-type="float" office:value="2993.0"/>
          <table:table-cell office:value-type="float" office:value="7828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13.2739"/>
          <table:table-cell office:value-type="float" office:value="11.192"/>
          <table:table-cell office:value-type="float" office:value="11.14"/>
          <table:table-cell office:value-type="float" office:value="460600.0"/>
          <table:table-cell office:value-type="float" office:value="0.0"/>
          <table:table-cell office:value-type="float" office:value="341.0"/>
          <table:table-cell office:value-type="float" office:value="20278.0"/>
          <table:table-cell office:value-type="float" office:value="482721.0"/>
          <table:table-cell office:value-type="float" office:value="3015.0"/>
          <table:table-cell office:value-type="float" office:value="7909.0"/>
          <table:table-cell office:value-type="float" office:value="128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4.0"/>
          <table:table-cell office:value-type="float" office:value="6523.0"/>
          <table:table-cell office:value-type="float" office:value="4223.0"/>
          <table:table-cell office:value-type="float" office:value="3947.0"/>
          <table:table-cell office:value-type="float" office:value="1621.0"/>
          <table:table-cell office:value-type="float" office:value="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6323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1.0"/>
          <table:table-cell office:value-type="float" office:value="3576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4502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1.0"/>
          <table:table-cell office:value-type="float" office:value="3576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9024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01.0"/>
          <table:table-cell office:value-type="float" office:value="3616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88174"/>
          <table:table-cell office:value-type="float" office:value="0.102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9.0"/>
          <table:table-cell office:value-type="float" office:value="334.0"/>
          <table:table-cell office:value-type="float" office:value="793.0"/>
          <table:table-cell office:value-type="float" office:value="2993.0"/>
          <table:table-cell office:value-type="float" office:value="7821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1.82393"/>
          <table:table-cell office:value-type="float" office:value="0.074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6.0"/>
          <table:table-cell office:value-type="float" office:value="223.0"/>
          <table:table-cell office:value-type="float" office:value="795.0"/>
          <table:table-cell office:value-type="float" office:value="2993.0"/>
          <table:table-cell office:value-type="float" office:value="7821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6.38449"/>
          <table:table-cell office:value-type="float" office:value="4.588"/>
          <table:table-cell office:value-type="float" office:value="4.54"/>
          <table:table-cell office:value-type="float" office:value="191610.0"/>
          <table:table-cell office:value-type="float" office:value="0.0"/>
          <table:table-cell office:value-type="float" office:value="196.0"/>
          <table:table-cell office:value-type="float" office:value="11362.0"/>
          <table:table-cell office:value-type="float" office:value="204099.0"/>
          <table:table-cell office:value-type="float" office:value="3015.0"/>
          <table:table-cell office:value-type="float" office:value="790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4.0"/>
          <table:table-cell office:value-type="float" office:value="6523.0"/>
          <table:table-cell office:value-type="float" office:value="4223.0"/>
          <table:table-cell office:value-type="float" office:value="3947.0"/>
          <table:table-cell office:value-type="float" office:value="1621.0"/>
          <table:table-cell office:value-type="float" office:value="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